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3d65ad" officeooo:paragraph-rsid="003d65ad"/>
    </style:style>
    <style:style style:name="P4" style:family="paragraph" style:parent-style-name="Text_20_body">
      <style:text-properties officeooo:rsid="003d65ad" officeooo:paragraph-rsid="003e7786"/>
    </style:style>
    <style:style style:name="P5" style:family="paragraph" style:parent-style-name="Text_20_body">
      <style:text-properties officeooo:rsid="0040284d" officeooo:paragraph-rsid="0040284d"/>
    </style:style>
    <style:style style:name="P6" style:family="paragraph" style:parent-style-name="Text_20_body">
      <style:text-properties officeooo:rsid="004126b3" officeooo:paragraph-rsid="004126b3"/>
    </style:style>
    <style:style style:name="P7" style:family="paragraph" style:parent-style-name="Text_20_body">
      <style:text-properties officeooo:rsid="00415325" officeooo:paragraph-rsid="00415325"/>
    </style:style>
    <style:style style:name="P8" style:family="paragraph" style:parent-style-name="Text_20_body">
      <style:text-properties officeooo:rsid="0025582f" officeooo:paragraph-rsid="00415de6"/>
    </style:style>
    <style:style style:name="P9" style:family="paragraph" style:parent-style-name="Text_20_body">
      <style:text-properties officeooo:rsid="0040284d" officeooo:paragraph-rsid="00415de6"/>
    </style:style>
    <style:style style:name="P10" style:family="paragraph" style:parent-style-name="Heading_20_1" style:master-page-name="Right_20_Page">
      <style:paragraph-properties style:page-number="auto"/>
      <style:text-properties officeooo:rsid="0025582f" officeooo:paragraph-rsid="003d65ad"/>
    </style:style>
    <style:style style:name="P11" style:family="paragraph" style:parent-style-name="Heading_20_3">
      <style:text-properties officeooo:paragraph-rsid="003d65ad"/>
    </style:style>
    <style:style style:name="P12" style:family="paragraph" style:parent-style-name="Heading_20_3">
      <style:text-properties officeooo:paragraph-rsid="003e7786"/>
    </style:style>
    <style:style style:name="P13" style:family="paragraph" style:parent-style-name="Heading_20_3">
      <style:paragraph-properties fo:break-before="page"/>
      <style:text-properties officeooo:rsid="0025582f" officeooo:paragraph-rsid="003d65ad"/>
    </style:style>
    <style:style style:name="T1" style:family="text">
      <style:text-properties officeooo:rsid="0025582f"/>
    </style:style>
    <style:style style:name="T2" style:family="text">
      <style:text-properties officeooo:rsid="003d65ad"/>
    </style:style>
    <style:style style:name="T3" style:family="text">
      <style:text-properties officeooo:rsid="003fbf23"/>
    </style:style>
    <style:style style:name="T4" style:family="text">
      <style:text-properties officeooo:rsid="0040284d"/>
    </style:style>
    <style:style style:name="T5" style:family="text">
      <style:text-properties officeooo:rsid="004126b3"/>
    </style:style>
    <style:style style:name="T6" style:family="text">
      <style:text-properties officeooo:rsid="00415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he Water Is Wide</text:h>
      <text:h text:style-name="Heading_20_2" text:outline-level="2">(Traditional)</text:h>
      <text:p text:style-name="Text_20_body">Time Signature: <text:span text:style-name="T2">3</text:span>/4</text:p>
      <text:p text:style-name="Text_20_body">Chords: <text:span text:style-name="T3">Am, C, Em, F, G</text:span></text:p>
      <text:p text:style-name="Text_20_body">Tempo: <text:span text:style-name="T1">8</text:span>0 - 1<text:span text:style-name="T1">0</text:span>0 BPM</text:p>
      <text:h text:style-name="P13" text:outline-level="3">[INTRO]</text:h>
      <text:p text:style-name="P7">C F C Am G <text:span text:style-name="T6">Em C G C</text:span></text:p>
      <text:h text:style-name="P11" text:outline-level="3">[CHORUS]</text:h>
      <text:p text:style-name="P3"><text:s text:c="13"/><text:span text:style-name="T6">C</text:span> <text:s text:c="9"/>F <text:s text:c="8"/>C</text:p>
      <text:p text:style-name="P1">The water is wide, I can<text:span text:style-name="T2">not</text:span> cross o'er.</text:p>
      <text:p text:style-name="P1"><text:s text:c="6"/><text:span text:style-name="T2"><text:s text:c="11"/>Am <text:s text:c="12"/>G</text:span></text:p>
      <text:p text:style-name="P1">And neither have I the wings to fly.</text:p>
      <text:p text:style-name="P1"><text:s text:c="11"/>Em <text:s text:c="11"/><text:span text:style-name="T6">Fm</text:span> <text:s text:c="3"/>C</text:p>
      <text:p text:style-name="P1">Build me a boat that can carry two,</text:p>
      <text:p text:style-name="P1"><text:s text:c="15"/><text:span text:style-name="T5">G </text:span><text:s text:c="15"/>C</text:p>
      <text:p text:style-name="P1">And both shall row, my love and I</text:p>
      <text:h text:style-name="P11" text:outline-level="3">[VERSE 1]</text:h>
      <text:p text:style-name="P1"><text:s text:c="11"/>C <text:s text:c="11"/><text:span text:style-name="T2">F</text:span> <text:s text:c="8"/>C</text:p>
      <text:p text:style-name="P1">There is a ship and she sails the seas.</text:p>
      <text:p text:style-name="P1"><text:s text:c="12"/><text:span text:style-name="T2">A</text:span>m <text:s text:c="18"/><text:span text:style-name="T2">G</text:span></text:p>
      <text:p text:style-name="P1">She's laden deep, <text:span text:style-name="T2">a</text:span>s deep <text:span text:style-name="T2">as </text:span>can be;</text:p>
      <text:p text:style-name="P8"><text:s text:c="11"/>Em <text:s text:c="9"/><text:span text:style-name="T6">Fm</text:span> <text:s text:c="6"/>C <text:s/></text:p>
      <text:p text:style-name="P1">But not so deep as the love I'm in</text:p>
      <text:p text:style-name="P1"><text:s text:c="11"/><text:span text:style-name="T5">G </text:span><text:s text:c="15"/><text:span text:style-name="T2">C</text:span></text:p>
      <text:p text:style-name="P1">And I know not if I sink or swim.</text:p>
      <text:h text:style-name="Heading_20_3" text:outline-level="3">[VERSE 2]</text:h>
      <text:p text:style-name="P6"><text:s text:c="12"/><text:span text:style-name="T6">C</text:span> <text:s text:c="6"/>F <text:s text:c="6"/>C</text:p>
      <text:p text:style-name="P5">I lean'd my back against an oak</text:p>
      <text:p text:style-name="P5"><text:s text:c="14"/><text:span text:style-name="T5">Am <text:s text:c="13"/>G</text:span></text:p>
      <text:p text:style-name="P5">Thinking <text:span text:style-name="T5">that </text:span>it was a mighty tree</text:p>
      <text:p text:style-name="P9"><text:s text:c="13"/><text:span text:style-name="T5">Em <text:s text:c="6"/>Fm <text:s text:c="5"/>C</text:span></text:p>
      <text:p text:style-name="P5">But first it bent and then it broke</text:p>
      <text:p text:style-name="P5"><text:s text:c="10"/><text:span text:style-name="T5">G <text:s text:c="18"/>C</text:span></text:p>
      <text:p text:style-name="P5">So did my love prove false to me</text:p>
      <text:h text:style-name="Heading_20_3" text:outline-level="3">[VERSE 3]</text:h>
      <text:p text:style-name="P6"><text:s text:c="9"/><text:span text:style-name="T6">C</text:span> <text:s text:c="6"/>F <text:s text:c="8"/>C</text:p>
      <text:p text:style-name="P5">I put my hand in some soft bush</text:p>
      <text:p text:style-name="P5"><text:s text:c="13"/><text:span text:style-name="T5">Am <text:s text:c="16"/>G</text:span></text:p>
      <text:p text:style-name="P5">Thinking the sweetest flow'r to find</text:p>
      <text:p text:style-name="P9"><text:s text:c="13"/><text:span text:style-name="T5">Em <text:s text:c="4"/>Fm <text:s text:c="4"/>C</text:span></text:p>
      <text:p text:style-name="P5">I prick'd my finger to the bone</text:p>
      <text:p text:style-name="P5"><text:s text:c="13"/><text:span text:style-name="T5">G <text:s text:c="16"/>C</text:span></text:p>
      <text:p text:style-name="P5">And left the sweetest flow'r behind</text:p>
      <text:p text:style-name="P5"/>
      <text:h text:style-name="P11" text:outline-level="3"><text:soft-page-break/>[VERSE <text:span text:style-name="T4">4</text:span>]</text:h>
      <text:p text:style-name="P1"><text:s text:c="10"/><text:span text:style-name="T6">C</text:span> <text:s text:c="9"/><text:span text:style-name="T2">F</text:span> <text:s text:c="6"/>C</text:p>
      <text:p text:style-name="P1">O love is <text:span text:style-name="T6">gentle</text:span> and love is <text:span text:style-name="T6">kind</text:span></text:p>
      <text:p text:style-name="P1"><text:s text:c="12"/><text:span text:style-name="T2">A</text:span>m <text:s text:c="19"/><text:span text:style-name="T2">G</text:span></text:p>
      <text:p text:style-name="P1">Bright as a jewel when first it's new</text:p>
      <text:p text:style-name="P1"><text:s text:c="15"/>Em <text:s text:c="5"/><text:span text:style-name="T6">Fm</text:span> <text:s text:c="3"/>C <text:s/></text:p>
      <text:p text:style-name="P1">but love grows old and waxes cold</text:p>
      <text:p text:style-name="P1"><text:s text:c="10"/><text:span text:style-name="T5">G <text:s/></text:span><text:s text:c="19"/><text:span text:style-name="T2">C</text:span></text:p>
      <text:p text:style-name="P1">And fades away like the morning dew</text:p>
      <text:h text:style-name="Heading_20_3" text:outline-level="3">[VERSE 5]</text:h>
      <text:p text:style-name="Text_20_body"><text:s text:c="10"/><text:span text:style-name="T6">C <text:s text:c="10"/>F <text:s text:c="5"/>C</text:span></text:p>
      <text:p text:style-name="P5">Must I go bound while you go free </text:p>
      <text:p text:style-name="P5"><text:s text:c="12"/><text:span text:style-name="T5">Am <text:s text:c="18"/>G</text:span></text:p>
      <text:p text:style-name="P5">Must I love <text:span text:style-name="T5">one</text:span> who doesn't love me</text:p>
      <text:p text:style-name="P5"><text:s text:c="10"/><text:span text:style-name="T5">Em <text:s text:c="7"/>Fm <text:s text:c="7"/>C</text:span></text:p>
      <text:p text:style-name="P5">Must I be born with so little art</text:p>
      <text:p text:style-name="P5"><text:s text:c="11"/><text:span text:style-name="T5">G <text:s text:c="18"/>C</text:span></text:p>
      <text:p text:style-name="P5">As to love <text:span text:style-name="T5">one</text:span> who'll break my heart </text:p>
      <text:h text:style-name="Heading_20_3" text:outline-level="3">[VERSE 6]</text:h>
      <text:p text:style-name="Text_20_body"><text:span text:style-name="T5"><text:s text:c="2"/></text:span><text:s text:c="10"/><text:span text:style-name="T6">C</text:span> <text:s text:c="5"/><text:span text:style-name="T5">F <text:s text:c="10"/>C</text:span></text:p>
      <text:p text:style-name="P5">When cockle shells turn silver bells </text:p>
      <text:p text:style-name="P5"><text:s text:c="13"/><text:span text:style-name="T5">Am <text:s text:c="15"/>G</text:span></text:p>
      <text:p text:style-name="P5">Then will my love come back to me </text:p>
      <text:p text:style-name="P5"><text:s text:c="11"/><text:span text:style-name="T5">Em <text:s text:c="6"/>Fm <text:s text:c="6"/>C</text:span></text:p>
      <text:p text:style-name="P5">When roses bloom in winter's gloom </text:p>
      <text:p text:style-name="P5"><text:s text:c="13"/><text:span text:style-name="T5">G <text:s text:c="13"/>C</text:span></text:p>
      <text:p text:style-name="P5">Then will my love return to me</text:p>
      <text:h text:style-name="P12" text:outline-level="3">[CHORUS]</text:h>
      <text:p text:style-name="P4"><text:s text:c="13"/><text:span text:style-name="T6">C</text:span> <text:s text:c="9"/>F <text:s text:c="8"/>C</text:p>
      <text:p text:style-name="P2">The water is wide, I can<text:span text:style-name="T2">not</text:span> cross o'er.</text:p>
      <text:p text:style-name="P2"><text:s text:c="6"/><text:span text:style-name="T2"><text:s text:c="11"/>Am <text:s text:c="12"/>G</text:span></text:p>
      <text:p text:style-name="P2">And neither have I the wings to fly.</text:p>
      <text:p text:style-name="P2"><text:s text:c="11"/>Em <text:s text:c="11"/><text:span text:style-name="T6">Fm</text:span> <text:s text:c="3"/>C</text:p>
      <text:p text:style-name="P2">Build me a boat that can carry two,</text:p>
      <text:p text:style-name="P2"><text:s text:c="15"/><text:span text:style-name="T5">G </text:span><text:s text:c="15"/>C</text:p>
      <text:p text:style-name="P2">And both shall row, my love and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58S</meta:editing-duration>
    <meta:editing-cycles>49</meta:editing-cycles>
    <meta:generator>LibreOffice/4.3.3.2$Linux_X86_64 LibreOffice_project/430m0$Build-2</meta:generator>
    <dc:title>Lyrics + Chords</dc:title>
    <dc:date>2017-04-08T19:54:00.354915214</dc:date>
    <meta:print-date>2017-04-03T12:23:29.985893000</meta:print-date>
    <meta:document-statistic meta:table-count="0" meta:image-count="0" meta:object-count="0" meta:page-count="3" meta:paragraph-count="79" meta:word-count="368" meta:character-count="2315" meta:non-whitespace-character-count="115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